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45c6f" officeooo:paragraph-rsid="00145c6f"/>
    </style:style>
    <style:style style:name="P2" style:family="paragraph" style:parent-style-name="Standard">
      <style:text-properties fo:font-weight="bold" officeooo:rsid="00145c6f" officeooo:paragraph-rsid="00145c6f" style:font-weight-asian="bold" style:font-weight-complex="bold"/>
    </style:style>
    <style:style style:name="P3" style:family="paragraph" style:parent-style-name="Standard">
      <style:text-properties officeooo:rsid="0015bc1b" officeooo:paragraph-rsid="0015bc1b"/>
    </style:style>
    <style:style style:name="P4" style:family="paragraph" style:parent-style-name="Standard">
      <style:text-properties officeooo:rsid="00172d89" officeooo:paragraph-rsid="00172d89"/>
    </style:style>
    <style:style style:name="P5" style:family="paragraph" style:parent-style-name="Standard">
      <style:text-properties officeooo:rsid="001755f6" officeooo:paragraph-rsid="001755f6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00d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Q . </text:span></text:span><text:span text:style-name="Strong_20_Emphasis">An operating system uses Shortest Remaining Time first (SRT) process scheduling algorithm. Consider the arrival times and execution times for the following processes</text:span>:</text:p>
      <text:p text:style-name="Preformatted_20_Text">Process <text:s/>Execution time <text:s/>Arrival time</text:p>
      <text:p text:style-name="Preformatted_20_Text">P1 <text:s text:c="12"/>20 <text:s text:c="11"/>0</text:p>
      <text:p text:style-name="Preformatted_20_Text">P2 <text:s text:c="12"/>25 <text:s text:c="11"/>15</text:p>
      <text:p text:style-name="Preformatted_20_Text">P3 <text:s text:c="12"/>10 <text:s text:c="11"/>30</text:p>
      <text:p text:style-name="P6">P4 <text:s text:c="12"/>15 <text:s text:c="11"/>45</text:p>
      <text:p text:style-name="Text_20_body"><text:span text:style-name="Strong_20_Emphasis">What is the total waiting time for process P2?</text:span><text:line-break/>(A) 5<text:line-break/>(B) 15<text:line-break/>(C) 40<text:line-break/>(D) 55</text:p>
      <text:p text:style-name="Text_20_body">Answer (B)<text:line-break/>At time 0, P1 is the only process, P1 runs for 15 time units.<text:line-break/>At time 15, P2 arrives, but P1 has the shortest remaining time. So P1 continues for 5 more time units.<text:line-break/>At time 20, P2 is the only process. So it runs for 10 time units<text:line-break/>At time 30, P3 is the shortest remaining time process. So it runs for 10 time units<text:line-break/>At time 40, P2 runs as it is the only process. P2 runs for 5 time units.<text:line-break/>At time 45, P3 arrives, but P2 has the shortest remaining time. So P2 continues for 10 more time units.<text:line-break/>P2 completes its ececution at time 55</text:p>
      <text:p text:style-name="Preformatted_20_Text">Total waiting time for P2 = Complition time - (Arrival time + Execution time)</text:p>
      <text:p text:style-name="Preformatted_20_Text"><text:s text:c="26"/>= 55 - (15 + 25)</text:p>
      <text:p text:style-name="P6"><text:s text:c="26"/>= 15 </text:p>
      <text:p text:style-name="Text_20_body"/>
      <text:p text:style-name="P1">Q.</text:p>
      <text:p text:style-name="P1">#include&lt;stdio.h&gt;</text:p>
      <text:p text:style-name="P1">#include&lt;stdlib.h&gt;</text:p>
      <text:p text:style-name="P1">func(a,b)</text:p>
      <text:p text:style-name="P1"><text:s text:c="8"/>int a,b;</text:p>
      <text:p text:style-name="P1">{</text:p>
      <text:p text:style-name="P1"><text:s text:c="8"/>return( a=(a==b) );</text:p>
      <text:p text:style-name="P1">}</text:p>
      <text:p text:style-name="P1">void main()</text:p>
      <text:p text:style-name="P1">{</text:p>
      <text:p text:style-name="P1"><text:s text:c="8"/>int process(),func();</text:p>
      <text:p text:style-name="P1"><text:s text:c="8"/>printf("The value of process is %d \n ",process(func,3,6));</text:p>
      <text:p text:style-name="P1">}</text:p>
      <text:p text:style-name="P1">process(pf,val1,val2)</text:p>
      <text:p text:style-name="P1"><text:s text:c="8"/>int (*pf) ();</text:p>
      <text:p text:style-name="P1"><text:s text:c="8"/>int val1,val2;</text:p>
      <text:p text:style-name="P1">{</text:p>
      <text:p text:style-name="P1"><text:s text:c="8"/>return((*pf) (val1,val2));</text:p>
      <text:p text:style-name="P1">}</text:p>
      <text:p text:style-name="P1"/>
      <text:p text:style-name="P1"><text:soft-page-break/></text:p>
      <text:p text:style-name="P1">Q.</text:p>
      <text:p text:style-name="P1">#include&lt;stdio.h&gt;</text:p>
      <text:p text:style-name="P1">int main()</text:p>
      <text:p text:style-name="P1">{</text:p>
      <text:p text:style-name="P1"><text:s text:c="8"/>char c[]="ram\0";</text:p>
      <text:p text:style-name="P1"><text:s text:c="8"/>char s[4]="hari";</text:p>
      <text:p text:style-name="P1"><text:s text:c="8"/>int i;</text:p>
      <text:p text:style-name="P1"><text:s text:c="8"/>for(i=0;c[i]!='\0';i++)</text:p>
      <text:p text:style-name="P1"></text:p>
      <text:p text:style-name="P1"><text:s text:c="16"/>s[i]=c[i];</text:p>
      <text:p text:style-name="P1"><text:s text:c="8"/>s[i]='\0';</text:p>
      <text:p text:style-name="P1"></text:p>
      <text:p text:style-name="P1"><text:s text:c="8"/>printf("%s %s\n",c,s);</text:p>
      <text:p text:style-name="P1"></text:p>
      <text:p text:style-name="P1">}</text:p>
      <text:p text:style-name="P2"/>
      <text:p text:style-name="P2">Q</text:p>
      <text:p text:style-name="P1">#include&lt;stdio.h&gt;</text:p>
      <text:p text:style-name="P1">#define f(x,y) x#y</text:p>
      <text:p text:style-name="P1">#define g(x) #x</text:p>
      <text:p text:style-name="P1">#define h(x) g(y)</text:p>
      <text:p text:style-name="P1"></text:p>
      <text:p text:style-name="P1">int main()</text:p>
      <text:p text:style-name="P1">{</text:p>
      <text:p text:style-name="P1"></text:p>
      <text:p text:style-name="P1"><text:tab/>printf("%s",h(f(2,3)));</text:p>
      <text:p text:style-name="P1"><text:tab/>printf("%s",g(f(2,3)));</text:p>
      <text:p text:style-name="P1"></text:p>
      <text:p text:style-name="P1">}</text:p>
      <text:p text:style-name="P1"/>
      <text:p text:style-name="P1">Q.which type of interrupt architucher present in RTOS </text:p>
      <text:p text:style-name="P1"><text:tab/>1.unified </text:p>
      <text:p text:style-name="P1"><text:tab/>2.segment</text:p>
      <text:p text:style-name="P1">Ans:-Both</text:p>
      <text:p text:style-name="P1"/>
      <text:p text:style-name="P1"/>
      <text:p text:style-name="P3">#include&lt;stdio.h&gt;</text:p>
      <text:p text:style-name="P3">#include&lt;stdlib.h&gt;</text:p>
      <text:p text:style-name="P3">int main()</text:p>
      <text:p text:style-name="P3">{</text:p>
      <text:p text:style-name="P3"><text:s text:c="8"/>char *str1 = "ab cde fg hg";</text:p>
      <text:p text:style-name="P3"><text:s text:c="8"/>char *str2 ;</text:p>
      <text:p text:style-name="P3"><text:s text:c="8"/>char *str2 ;</text:p>
      <text:p text:style-name="P3"></text:p>
      <text:p text:style-name="P3"><text:s text:c="8"/>sscanf(str1,"%s",str2);</text:p>
      <text:p text:style-name="P3"><text:s text:c="8"/>printf("%s\n",str2);</text:p>
      <text:p text:style-name="P3"><text:s text:c="8"/>sscanf(str1,"%s %s",str2,str3);</text:p>
      <text:p text:style-name="P3"><text:s text:c="8"/>printf("%s %s\n",str2 ,str3);</text:p>
      <text:p text:style-name="P3">}</text:p>
      <text:p text:style-name="P3"/>
      <text:p text:style-name="P3">Ans:-</text:p>
      <text:p text:style-name="P3"><text:soft-page-break/>ab</text:p>
      <text:p text:style-name="P3">ab cde</text:p>
      <text:p text:style-name="P3"/>
      <text:p text:style-name="P4">Q.</text:p>
      <text:p text:style-name="P4">#include&lt;stdio.h&gt;</text:p>
      <text:p text:style-name="P4">static int a=2;</text:p>
      <text:p text:style-name="P4">volatile int b=5;</text:p>
      <text:p text:style-name="P4"></text:p>
      <text:p text:style-name="P4">int main()</text:p>
      <text:p text:style-name="P4">{</text:p>
      <text:p text:style-name="P4"><text:tab/>int a=3;</text:p>
      <text:p text:style-name="P4"><text:tab/>int b=0x27;</text:p>
      <text:p text:style-name="P4"><text:tab/>int c=b&gt;&gt;a|++b&amp;++a*b;</text:p>
      <text:p text:style-name="P4"><text:tab/>int d = ~(c&gt;&gt;2)/c++|++b*++a;</text:p>
      <text:p text:style-name="P4"></text:p>
      <text:p text:style-name="P4"><text:tab/>printf("%d %d %d %d\n",a,b,c,d);</text:p>
      <text:p text:style-name="P4"></text:p>
      <text:p text:style-name="P4">}</text:p>
      <text:p text:style-name="P4"/>
      <text:p text:style-name="P4">Ans:- 3 41 37 205</text:p>
      <text:p text:style-name="P4"/>
      <text:p text:style-name="P4">Q.</text:p>
      <text:p text:style-name="P4">#include&lt;stdio.h&gt;</text:p>
      <text:p text:style-name="P4">int main()</text:p>
      <text:p text:style-name="P4">{</text:p>
      <text:p text:style-name="P4"><text:s text:c="8"/>int *p = "NULL\0";</text:p>
      <text:p text:style-name="P4"></text:p>
      <text:p text:style-name="P4"><text:s text:c="8"/>printf("%s\n",p);</text:p>
      <text:p text:style-name="P4"></text:p>
      <text:p text:style-name="P4">}</text:p>
      <text:p text:style-name="P5">Ans:- NULL</text:p>
      <text:p text:style-name="P5"/>
      <text:p text:style-name="P5">Q.</text:p>
      <text:p text:style-name="P5">#include&lt;stdio.h&gt;</text:p>
      <text:p text:style-name="P5">int main()</text:p>
      <text:p text:style-name="P5">{</text:p>
      <text:p text:style-name="P5"><text:s text:c="8"/>int a=5, *p=&amp;a;</text:p>
      <text:p text:style-name="P5"><text:s text:c="8"/>printf("%d\n",++*p);</text:p>
      <text:p text:style-name="P5"></text:p>
      <text:p text:style-name="P5">}</text:p>
      <text:p text:style-name="P5"/>
      <text:p text:style-name="P5">Ans:- 6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2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9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8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8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cm" fo:margin-right="0cm" fo:margin-top="0cm" fo:margin-bottom="0.915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cm" fo:margin-right="0cm" fo:margin-top="0cm" fo:margin-bottom="0.734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cm" fo:margin-right="0cm" fo:margin-top="0cm" fo:margin-bottom="0.55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cm" fo:margin-right="0cm" fo:margin-top="0cm" fo:margin-bottom="0.36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ddress_7e_LT_7e_Gliederung_20_1" style:display-name="Address~LT~Gliederung 1" style:family="paragraph" style:default-outline-level="">
      <style:paragraph-properties fo:margin-left="0cm" fo:margin-right="0cm" fo:margin-top="0cm" fo:margin-bottom="0.915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ddress_7e_LT_7e_Gliederung_20_2" style:display-name="Address~LT~Gliederung 2" style:family="paragraph" style:parent-style-name="Address_7e_LT_7e_Gliederung_20_1" style:default-outline-level="">
      <style:paragraph-properties fo:margin-left="0cm" fo:margin-right="0cm" fo:margin-top="0cm" fo:margin-bottom="0.734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ddress_7e_LT_7e_Gliederung_20_3" style:display-name="Address~LT~Gliederung 3" style:family="paragraph" style:parent-style-name="Address_7e_LT_7e_Gliederung_20_2" style:default-outline-level="">
      <style:paragraph-properties fo:margin-left="0cm" fo:margin-right="0cm" fo:margin-top="0cm" fo:margin-bottom="0.55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Address_7e_LT_7e_Gliederung_20_4" style:display-name="Address~LT~Gliederung 4" style:family="paragraph" style:parent-style-name="Address_7e_LT_7e_Gliederung_20_3" style:default-outline-level="">
      <style:paragraph-properties fo:margin-left="0cm" fo:margin-right="0cm" fo:margin-top="0cm" fo:margin-bottom="0.36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Address_7e_LT_7e_Gliederung_20_5" style:display-name="Address~LT~Gliederung 5" style:family="paragraph" style:parent-style-name="Address_7e_LT_7e_Gliederung_20_4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ddress_7e_LT_7e_Gliederung_20_6" style:display-name="Address~LT~Gliederung 6" style:family="paragraph" style:parent-style-name="Address_7e_LT_7e_Gliederung_20_5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ddress_7e_LT_7e_Gliederung_20_7" style:display-name="Address~LT~Gliederung 7" style:family="paragraph" style:parent-style-name="Address_7e_LT_7e_Gliederung_20_6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ddress_7e_LT_7e_Gliederung_20_8" style:display-name="Address~LT~Gliederung 8" style:family="paragraph" style:parent-style-name="Address_7e_LT_7e_Gliederung_20_7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ddress_7e_LT_7e_Gliederung_20_9" style:display-name="Address~LT~Gliederung 9" style:family="paragraph" style:parent-style-name="Address_7e_LT_7e_Gliederung_20_8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ddress_7e_LT_7e_Titel" style:display-name="Address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ddress_7e_LT_7e_Untertitel" style:display-name="Addres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ddress_7e_LT_7e_Notizen" style:display-name="Add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ddress_7e_LT_7e_Hintergrundobjekte" style:display-name="Addres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ddress_7e_LT_7e_Hintergrund" style:display-name="Add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losing_7e_LT_7e_Gliederung_20_1" style:display-name="Closing~LT~Gliederung 1" style:family="paragraph" style:default-outline-level="">
      <style:paragraph-properties fo:margin-left="0cm" fo:margin-right="0cm" fo:margin-top="0cm" fo:margin-bottom="0.915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osing_7e_LT_7e_Gliederung_20_2" style:display-name="Closing~LT~Gliederung 2" style:family="paragraph" style:parent-style-name="Closing_7e_LT_7e_Gliederung_20_1" style:default-outline-level="">
      <style:paragraph-properties fo:margin-left="0cm" fo:margin-right="0cm" fo:margin-top="0cm" fo:margin-bottom="0.734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osing_7e_LT_7e_Gliederung_20_3" style:display-name="Closing~LT~Gliederung 3" style:family="paragraph" style:parent-style-name="Closing_7e_LT_7e_Gliederung_20_2" style:default-outline-level="">
      <style:paragraph-properties fo:margin-left="0cm" fo:margin-right="0cm" fo:margin-top="0cm" fo:margin-bottom="0.55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Closing_7e_LT_7e_Gliederung_20_4" style:display-name="Closing~LT~Gliederung 4" style:family="paragraph" style:parent-style-name="Closing_7e_LT_7e_Gliederung_20_3" style:default-outline-level="">
      <style:paragraph-properties fo:margin-left="0cm" fo:margin-right="0cm" fo:margin-top="0cm" fo:margin-bottom="0.36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Closing_7e_LT_7e_Gliederung_20_5" style:display-name="Closing~LT~Gliederung 5" style:family="paragraph" style:parent-style-name="Closing_7e_LT_7e_Gliederung_20_4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osing_7e_LT_7e_Gliederung_20_6" style:display-name="Closing~LT~Gliederung 6" style:family="paragraph" style:parent-style-name="Closing_7e_LT_7e_Gliederung_20_5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osing_7e_LT_7e_Gliederung_20_7" style:display-name="Closing~LT~Gliederung 7" style:family="paragraph" style:parent-style-name="Closing_7e_LT_7e_Gliederung_20_6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osing_7e_LT_7e_Gliederung_20_8" style:display-name="Closing~LT~Gliederung 8" style:family="paragraph" style:parent-style-name="Closing_7e_LT_7e_Gliederung_20_7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osing_7e_LT_7e_Gliederung_20_9" style:display-name="Closing~LT~Gliederung 9" style:family="paragraph" style:parent-style-name="Closing_7e_LT_7e_Gliederung_20_8" style:default-outline-level="">
      <style:paragraph-properties fo:margin-left="0cm" fo:margin-right="0cm" fo:margin-top="0cm" fo:margin-bottom="0.18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osing_7e_LT_7e_Titel" style:display-name="Closing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osing_7e_LT_7e_Untertitel" style:display-name="Closing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osing_7e_LT_7e_Notizen" style:display-name="Closing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osing_7e_LT_7e_Hintergrundobjekte" style:display-name="Closing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losing_7e_LT_7e_Hintergrund" style:display-name="Closing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cm" fo:margin-right="0cm" fo:margin-top="0cm" fo:margin-bottom="0.397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cm" fo:margin-right="0cm" fo:margin-top="0cm" fo:margin-bottom="0.198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cm" fo:margin-right="0cm" fo:margin-top="0cm" fo:margin-bottom="0.0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03:44.400737906</meta:creation-date>
    <dc:date>2017-11-22T18:39:34.880548748</dc:date>
    <meta:editing-duration>PT13M44S</meta:editing-duration>
    <meta:editing-cycles>1</meta:editing-cycles>
    <meta:document-statistic meta:table-count="0" meta:image-count="0" meta:object-count="0" meta:page-count="3" meta:paragraph-count="113" meta:word-count="359" meta:character-count="2531" meta:non-whitespace-character-count="1816"/>
    <meta:generator>LibreOffice/4.2.8.2$Linux_X86_64 LibreOffice_project/420m0$Build-2</meta:generator>
  </office:meta>
</office:document-meta>
</file>